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665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2.075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1" style:apply-style-name="Good" style:base-cell-address="name_input.B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1" style:apply-style-name="Good" style:base-cell-address="name_input.B3"/>
    </style:style>
    <style:style style:name="ce3" style:family="table-cell" style:parent-style-name="Default">
      <style:map style:condition="cell-content()=1" style:apply-style-name="Good" style:base-cell-address="name_input.B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1" style:apply-style-name="Good" style:base-cell-address="name_input.B3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9" table:default-cell-style-name="Default"/>
        <table:table-row table:style-name="ro2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-7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Activities auxiliary to financial intermediation (67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nimal products n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rops n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oil see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addy r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whe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</table:table>
      <table:table table:name="name_input" table:style-name="ta1">
        <table:table-column table:style-name="co5" table:default-cell-style-name="Default"/>
        <table:table-column table:style-name="co5" table:default-cell-style-name="ce3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Other (91,92,93,95)</text:p>
          </table:table-cell>
        </table:table-row>
        <calcext:conditional-formats>
          <calcext:conditional-format calcext:target-range-address="name_input.B3:name_input.B75">
            <calcext:condition calcext:apply-style-name="Good" calcext:value="=1" calcext:base-cell-address="name_input.B3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7:07:08.173896636</meta:creation-date>
    <dc:date>2023-06-01T11:05:17.932737678</dc:date>
    <meta:editing-duration>PT1H1M29S</meta:editing-duration>
    <meta:editing-cycles>17</meta:editing-cycles>
    <meta:generator>LibreOffice/7.5.2.2$Linux_X86_64 LibreOffice_project/50$Build-2</meta:generator>
    <dc:creator>Samuel Juhel</dc:creator>
    <meta:document-statistic meta:table-count="2" meta:cell-count="642" meta:object-count="0"/>
  </office:meta>
</office:document-meta>
</file>